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Open Sans" svg:font-family="Open Sans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Open Sans" style:font-name-complex="Open Sans" fo:color="#333333" fo:background-color="#FFFFFF"/>
    </style:style>
    <style:style style:name="T3" style:parent-style-name="DefaultParagraphFont" style:family="text">
      <style:text-properties style:font-name="Open Sans" style:font-name-complex="Open Sans" fo:color="#333333" fo:background-color="#FFFFFF"/>
    </style:style>
    <style:style style:name="T4" style:parent-style-name="DefaultParagraphFont" style:family="text">
      <style:text-properties style:font-name="Open Sans" style:font-name-complex="Open Sans" fo:color="#333333" fo:background-color="#FFFFFF"/>
    </style:style>
  </office:automatic-styles>
  <office:body>
    <office:text text:use-soft-page-breaks="true">
      <text:p text:style-name="P1"><text:span text:style-name="T2">De pseudocode van mijn programma</text:span><text:span text:style-name="T3"><text:line-break/></text:span><text:span text:style-name="T4"><text:line-break/></text:span>1. Print "Welkom bij het raden van getallen spel!"</text:p>
      <text:p text:style-name="Normal">2. rounds<text:s/>=<text:s/>0</text:p>
      <text:p text:style-name="Normal">3. score<text:s/>=<text:s/>0</text:p>
      <text:p text:style-name="Normal">4. while rounds &lt; 20:</text:p>
      <text:p text:style-name="Normal">5. <text:s text:c="4"/>secret_number = generate_random_number(1, 1000)</text:p>
      <text:p text:style-name="Normal">6. <text:s text:c="4"/>guess_attempts = 0</text:p>
      <text:p text:style-name="Normal">7. <text:s text:c="4"/>guess_attempts<text:s/>10<text:s/>times</text:p>
      <text:p text:style-name="Normal">8. <text:s text:c="8"/>guess = input('Raad een getal tussen 1 en 1000: ')</text:p>
      <text:p text:style-name="Normal">9. <text:s text:c="8"/>guess = convert_to_integer(guess)</text:p>
      <text:p text:style-name="Normal">10. <text:s text:c="8"/>if guess == secret_number:</text:p>
      <text:p text:style-name="Normal">11. <text:s text:c="12"/>Print "Gefeliciteerd! Je hebt het geheime getal geraden."</text:p>
      <text:p text:style-name="Normal">12. <text:s text:c="12"/>score<text:s/>+=<text:s/>1</text:p>
      <text:p text:style-name="Normal">13. <text:s text:c="12"/>Exit loop</text:p>
      <text:p text:style-name="Normal">14. <text:s text:c="8"/>else:</text:p>
      <text:p text:style-name="Normal">15. <text:s text:c="12"/>difference =<text:s/>absolute (secret_number<text:s/>–<text:s/>guess)</text:p>
      <text:p text:style-name="Normal">16. <text:s text:c="12"/>if difference &lt; 20:</text:p>
      <text:p text:style-name="Normal">17. <text:s text:c="16"/>Print "Je bent heel warm!"</text:p>
      <text:p text:style-name="Normal">18. <text:s text:c="12"/>elif difference &lt; 50:</text:p>
      <text:p text:style-name="Normal">19. <text:s text:c="16"/>Print "Je bent warm!"</text:p>
      <text:p text:style-name="Normal">20. <text:s text:c="12"/>else:</text:p>
      <text:p text:style-name="Normal">21. <text:s text:c="16"/>Print "Koud!"</text:p>
      <text:p text:style-name="Normal">22. <text:s text:c="12"/>Print "Het geheime getal is hoger" if secret_number &gt; guess else "Het geheime getal is lager."</text:p>
      <text:p text:style-name="Normal">23. <text:s text:c="4"/>rounds<text:s/>=<text:s/>1</text:p>
      <text:p text:style-name="Normal">24. <text:s text:c="4"/>Print "Score: " + score + "/" + rounds</text:p>
      <text:p text:style-name="Normal">25. <text:s text:c="4"/>if rounds &lt; 20:</text:p>
      <text:p text:style-name="Normal">26. <text:s text:c="8"/>play_again = input('Nog een getal raden? (ja/nee): ')</text:p>
      <text:p text:style-name="Normal">27. <text:s text:c="8"/>if play_again is not 'ja':</text:p>
      <text:p text:style-name="Normal">28. <text:s text:c="12"/>Exit loop</text:p>
      <text:p text:style-name="Normal">29. Print "Eindscore: " + score + "/20"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Open Sans" svg:font-family="Open Sans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en" fo:country="ZW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bdullah Al Nassan</meta:initial-creator>
    <dc:creator>Abdullah Al Nassan</dc:creator>
    <meta:creation-date>2023-12-19T16:34:00Z</meta:creation-date>
    <dc:date>2023-12-20T12:39:00Z</dc:date>
    <meta:template xlink:href="Normal.dotm" xlink:type="simple"/>
    <meta:editing-cycles>2</meta:editing-cycles>
    <meta:editing-duration>PT1560S</meta:editing-duration>
    <meta:document-statistic meta:page-count="1" meta:paragraph-count="2" meta:word-count="183" meta:character-count="1188" meta:row-count="8" meta:non-whitespace-character-count="1007"/>
  </office:meta>
</office:document-meta>
</file>